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re1" style:master-page-name="MP0" style:family="paragraph">
      <style:paragraph-properties fo:break-before="page"/>
      <style:text-properties fo:language="en" fo:country="JM"/>
    </style:style>
    <style:style style:name="P2" style:parent-style-name="Standard" style:family="paragraph">
      <style:text-properties fo:language="en" fo:country="JM"/>
    </style:style>
    <style:style style:name="T3" style:parent-style-name="Policepardéfaut" style:family="text">
      <style:text-properties fo:language="en" fo:country="JM"/>
    </style:style>
    <style:style style:name="T4" style:parent-style-name="Policepardéfaut" style:family="text">
      <style:text-properties fo:language="en" fo:country="JM"/>
    </style:style>
    <style:style style:name="T5" style:parent-style-name="Policepardéfaut" style:family="text">
      <style:text-properties fo:color="#000000" fo:language="en" fo:country="JM"/>
    </style:style>
    <style:style style:name="T6" style:parent-style-name="Policepardéfaut" style:family="text">
      <style:text-properties fo:language="en" fo:country="JM"/>
    </style:style>
    <style:style style:name="T7" style:parent-style-name="Policepardéfaut" style:family="text">
      <style:text-properties fo:color="#000000" fo:language="en" fo:country="JM"/>
    </style:style>
    <style:style style:name="T8" style:parent-style-name="Policepardéfaut" style:family="text">
      <style:text-properties fo:language="en" fo:country="JM"/>
    </style:style>
    <style:style style:name="P9" style:parent-style-name="Titre2" style:family="paragraph">
      <style:text-properties fo:language="en" fo:country="JM"/>
    </style:style>
    <style:style style:name="T10" style:parent-style-name="Policepardéfaut" style:family="text">
      <style:text-properties fo:language="en" fo:country="JM"/>
    </style:style>
    <style:style style:name="T11" style:parent-style-name="Policepardéfaut" style:family="text">
      <style:text-properties fo:color="#000000" fo:language="en" fo:country="JM"/>
    </style:style>
    <style:style style:name="T12" style:parent-style-name="Policepardéfaut" style:family="text">
      <style:text-properties fo:language="en" fo:country="JM"/>
    </style:style>
    <style:style style:name="P13" style:parent-style-name="Titre3" style:family="paragraph">
      <style:text-properties fo:language="en" fo:country="JM"/>
    </style:style>
    <style:style style:name="T14" style:parent-style-name="Policepardéfaut" style:family="text">
      <style:text-properties fo:language="en" fo:country="JM"/>
    </style:style>
    <style:style style:name="T15" style:parent-style-name="Policepardéfaut" style:family="text">
      <style:text-properties fo:color="#000000" fo:language="en" fo:country="JM"/>
    </style:style>
    <style:style style:name="T16" style:parent-style-name="Policepardéfaut" style:family="text">
      <style:text-properties fo:language="en" fo:country="JM"/>
    </style:style>
    <style:style style:name="P17" style:parent-style-name="Textbody" style:family="paragraph">
      <style:text-properties fo:language="en" fo:country="JM"/>
    </style:style>
    <style:style style:name="P18" style:parent-style-name="Textbody" style:family="paragraph">
      <style:paragraph-properties fo:margin-bottom="0in"/>
      <style:text-properties fo:language="en" fo:country="JM"/>
    </style:style>
    <style:style style:name="P19" style:parent-style-name="Textbody" style:family="paragraph">
      <style:paragraph-properties fo:margin-bottom="0in"/>
      <style:text-properties fo:language="en" fo:country="JM"/>
    </style:style>
    <style:style style:name="P20" style:parent-style-name="Textbody" style:family="paragraph">
      <style:paragraph-properties fo:margin-bottom="0in"/>
      <style:text-properties fo:language="en" fo:country="JM"/>
    </style:style>
    <style:style style:name="P21" style:parent-style-name="Textbody" style:family="paragraph">
      <style:paragraph-properties fo:margin-bottom="0in"/>
      <style:text-properties fo:language="en" fo:country="JM"/>
    </style:style>
    <style:style style:name="P22" style:parent-style-name="Textbody" style:family="paragraph">
      <style:paragraph-properties fo:margin-bottom="0in"/>
      <style:text-properties fo:language="en" fo:country="JM"/>
    </style:style>
    <style:style style:name="P23" style:parent-style-name="Textbody" style:family="paragraph">
      <style:text-properties fo:language="en" fo:country="JM"/>
    </style:style>
    <style:style style:name="T24" style:parent-style-name="Policepardéfaut" style:family="text">
      <style:text-properties fo:language="en" fo:country="JM"/>
    </style:style>
    <style:style style:name="T25" style:parent-style-name="Policepardéfaut" style:family="text">
      <style:text-properties fo:color="#000000" fo:language="en" fo:country="JM"/>
    </style:style>
    <style:style style:name="T26" style:parent-style-name="Policepardéfaut" style:family="text">
      <style:text-properties fo:language="en" fo:country="JM"/>
    </style:style>
    <style:style style:name="P27" style:parent-style-name="Titre3" style:family="paragraph">
      <style:text-properties fo:language="en" fo:country="JM"/>
    </style:style>
    <style:style style:name="T28" style:parent-style-name="Policepardéfaut" style:family="text">
      <style:text-properties fo:language="en" fo:country="JM"/>
    </style:style>
    <style:style style:name="P29" style:parent-style-name="Textbody" style:family="paragraph">
      <style:paragraph-properties fo:margin-bottom="0in"/>
      <style:text-properties fo:language="en" fo:country="JM"/>
    </style:style>
    <style:style style:name="P30" style:parent-style-name="Textbody" style:family="paragraph">
      <style:paragraph-properties fo:margin-bottom="0in"/>
      <style:text-properties fo:language="en" fo:country="JM"/>
    </style:style>
    <style:style style:name="P31" style:parent-style-name="Textbody" style:family="paragraph">
      <style:paragraph-properties fo:margin-bottom="0in"/>
      <style:text-properties fo:language="en" fo:country="JM"/>
    </style:style>
    <style:style style:name="P32" style:parent-style-name="Textbody" style:family="paragraph">
      <style:text-properties fo:language="en" fo:country="JM"/>
    </style:style>
    <style:style style:name="T33" style:parent-style-name="Policepardéfaut" style:family="text">
      <style:text-properties fo:language="en" fo:country="JM"/>
    </style:style>
    <style:style style:name="T34" style:parent-style-name="Policepardéfaut" style:family="text">
      <style:text-properties fo:color="#000000" fo:language="en" fo:country="JM"/>
    </style:style>
    <style:style style:name="T35" style:parent-style-name="Policepardéfaut" style:family="text">
      <style:text-properties fo:language="en" fo:country="JM"/>
    </style:style>
    <style:style style:name="P36" style:parent-style-name="Titre3" style:family="paragraph">
      <style:text-properties fo:language="en" fo:country="JM"/>
    </style:style>
    <style:style style:name="T37" style:parent-style-name="Policepardéfaut" style:family="text">
      <style:text-properties fo:language="en" fo:country="JM"/>
    </style:style>
    <style:style style:name="T38" style:parent-style-name="Policepardéfaut" style:family="text">
      <style:text-properties fo:color="#000000" fo:language="en" fo:country="JM"/>
    </style:style>
    <style:style style:name="T39" style:parent-style-name="Policepardéfaut" style:family="text">
      <style:text-properties fo:language="en" fo:country="JM"/>
    </style:style>
    <style:style style:name="P40" style:parent-style-name="Textbody" style:family="paragraph">
      <style:paragraph-properties fo:margin-bottom="0in"/>
      <style:text-properties fo:language="en" fo:country="JM"/>
    </style:style>
    <style:style style:name="P41" style:parent-style-name="Textbody" style:family="paragraph">
      <style:paragraph-properties fo:margin-bottom="0in"/>
      <style:text-properties fo:language="en" fo:country="JM"/>
    </style:style>
    <style:style style:name="P42" style:parent-style-name="Textbody" style:family="paragraph">
      <style:paragraph-properties fo:margin-bottom="0in"/>
      <style:text-properties fo:language="en" fo:country="JM"/>
    </style:style>
    <style:style style:name="P43" style:parent-style-name="Textbody" style:family="paragraph">
      <style:paragraph-properties fo:margin-bottom="0in"/>
      <style:text-properties fo:language="en" fo:country="JM"/>
    </style:style>
    <style:style style:name="P44" style:parent-style-name="Textbody" style:family="paragraph">
      <style:paragraph-properties fo:margin-bottom="0in"/>
      <style:text-properties fo:language="en" fo:country="JM"/>
    </style:style>
    <style:style style:name="P45" style:parent-style-name="Textbody" style:family="paragraph">
      <style:paragraph-properties fo:margin-bottom="0in"/>
      <style:text-properties fo:language="en" fo:country="JM"/>
    </style:style>
    <style:style style:name="P46" style:parent-style-name="Textbody" style:family="paragraph">
      <style:text-properties fo:language="en" fo:country="JM"/>
    </style:style>
    <style:style style:name="T47" style:parent-style-name="Policepardéfaut" style:family="text">
      <style:text-properties fo:language="en" fo:country="JM"/>
    </style:style>
    <style:style style:name="P48" style:parent-style-name="Titre3" style:family="paragraph">
      <style:text-properties fo:language="en" fo:country="JM"/>
    </style:style>
    <style:style style:name="P49" style:parent-style-name="Textbody" style:family="paragraph">
      <style:text-properties fo:language="en" fo:country="JM"/>
    </style:style>
    <style:style style:name="P50" style:parent-style-name="Textbody" style:family="paragraph">
      <style:text-properties fo:language="en" fo:country="JM"/>
    </style:style>
    <style:style style:name="T51" style:parent-style-name="Policepardéfaut" style:family="text">
      <style:text-properties fo:language="en" fo:country="JM"/>
    </style:style>
    <style:style style:name="P52" style:parent-style-name="Titre3" style:family="paragraph">
      <style:text-properties fo:language="en" fo:country="JM"/>
    </style:style>
    <style:style style:name="T53" style:parent-style-name="Policepardéfaut" style:family="text">
      <style:text-properties fo:language="en" fo:country="JM"/>
    </style:style>
    <style:style style:name="T54" style:parent-style-name="Policepardéfaut" style:family="text">
      <style:text-properties fo:color="#000000" fo:language="en" fo:country="JM"/>
    </style:style>
    <style:style style:name="T55" style:parent-style-name="Policepardéfaut" style:family="text">
      <style:text-properties fo:language="en" fo:country="JM"/>
    </style:style>
    <style:style style:name="T56" style:parent-style-name="Policepardéfaut" style:family="text">
      <style:text-properties fo:language="en" fo:country="JM"/>
    </style:style>
    <style:style style:name="P57" style:parent-style-name="Textbody" style:family="paragraph">
      <style:paragraph-properties fo:margin-bottom="0in"/>
      <style:text-properties fo:language="en" fo:country="JM"/>
    </style:style>
    <style:style style:name="P58" style:parent-style-name="Textbody" style:family="paragraph">
      <style:paragraph-properties fo:margin-bottom="0in"/>
      <style:text-properties fo:language="en" fo:country="JM"/>
    </style:style>
    <style:style style:name="P59" style:parent-style-name="Textbody" style:family="paragraph">
      <style:paragraph-properties fo:margin-bottom="0in"/>
      <style:text-properties fo:language="en" fo:country="JM"/>
    </style:style>
    <style:style style:name="P60" style:parent-style-name="Textbody" style:family="paragraph">
      <style:paragraph-properties fo:margin-bottom="0in"/>
      <style:text-properties fo:language="en" fo:country="JM"/>
    </style:style>
    <style:style style:name="P61" style:parent-style-name="Textbody" style:family="paragraph">
      <style:text-properties fo:language="en" fo:country="JM"/>
    </style:style>
    <style:style style:name="T62" style:parent-style-name="Policepardéfaut" style:family="text">
      <style:text-properties fo:language="en" fo:country="JM"/>
    </style:style>
    <style:style style:name="P63" style:parent-style-name="Titre2" style:family="paragraph">
      <style:text-properties fo:language="en" fo:country="JM"/>
    </style:style>
    <style:style style:name="P64" style:parent-style-name="Textbody" style:family="paragraph">
      <style:text-properties fo:language="en" fo:country="JM"/>
    </style:style>
    <style:style style:name="P65" style:parent-style-name="Titre3" style:family="paragraph">
      <style:text-properties fo:language="en" fo:country="JM"/>
    </style:style>
    <style:style style:name="T66" style:parent-style-name="Policepardéfaut" style:family="text">
      <style:text-properties fo:font-weight="normal" style:font-weight-asian="normal" style:font-weight-complex="normal" fo:font-size="12pt" style:font-size-asian="12pt" style:font-size-complex="12pt" fo:language="en" fo:country="JM"/>
    </style:style>
    <style:style style:name="T67" style:parent-style-name="Policepardéfaut" style:family="text">
      <style:text-properties fo:font-weight="normal" style:font-weight-asian="normal" style:font-weight-complex="normal" fo:color="#000000" fo:font-size="12pt" style:font-size-asian="12pt" style:font-size-complex="12pt" fo:language="en" fo:country="JM"/>
    </style:style>
    <style:style style:name="T68" style:parent-style-name="Policepardéfaut" style:family="text">
      <style:text-properties fo:font-weight="normal" style:font-weight-asian="normal" style:font-weight-complex="normal" fo:font-size="12pt" style:font-size-asian="12pt" style:font-size-complex="12pt" fo:language="en" fo:country="JM"/>
    </style:style>
    <style:style style:name="T69" style:parent-style-name="Policepardéfaut" style:family="text">
      <style:text-properties fo:language="en" fo:country="JM"/>
    </style:style>
    <style:style style:name="T70" style:parent-style-name="Policepardéfaut" style:family="text">
      <style:text-properties fo:color="#000000" fo:language="en" fo:country="JM"/>
    </style:style>
    <style:style style:name="T71" style:parent-style-name="Policepardéfaut" style:family="text">
      <style:text-properties fo:language="en" fo:country="JM"/>
    </style:style>
    <style:style style:name="T72" style:parent-style-name="Policepardéfaut" style:family="text">
      <style:text-properties fo:color="#000000" fo:language="en" fo:country="JM"/>
    </style:style>
    <style:style style:name="T73" style:parent-style-name="Policepardéfaut" style:family="text">
      <style:text-properties fo:language="en" fo:country="JM"/>
    </style:style>
    <style:style style:name="P74" style:parent-style-name="Titre3" style:family="paragraph">
      <style:text-properties fo:language="en" fo:country="JM"/>
    </style:style>
    <style:style style:name="P75" style:parent-style-name="Textbody" style:family="paragraph">
      <style:text-properties fo:language="en" fo:country="JM"/>
    </style:style>
    <style:style style:name="P76" style:parent-style-name="Textbody" style:family="paragraph">
      <style:paragraph-properties fo:margin-bottom="0in"/>
    </style:style>
    <style:style style:name="T77" style:parent-style-name="Policepardéfaut" style:family="text">
      <style:text-properties fo:color="#000000" fo:language="en" fo:country="JM"/>
    </style:style>
    <style:style style:name="P78" style:parent-style-name="Textbody" style:family="paragraph">
      <style:paragraph-properties fo:margin-bottom="0in"/>
    </style:style>
    <style:style style:name="T79" style:parent-style-name="Policepardéfaut" style:family="text">
      <style:text-properties fo:color="#000000" fo:language="en" fo:country="JM"/>
    </style:style>
    <style:style style:name="P80" style:parent-style-name="Textbody" style:family="paragraph">
      <style:paragraph-properties fo:margin-bottom="0in"/>
    </style:style>
    <style:style style:name="T81" style:parent-style-name="Policepardéfaut" style:family="text">
      <style:text-properties fo:color="#000000" fo:language="en" fo:country="JM"/>
    </style:style>
    <style:style style:name="P82" style:parent-style-name="Textbody" style:family="paragraph"/>
    <style:style style:name="T83" style:parent-style-name="Policepardéfaut" style:family="text">
      <style:text-properties fo:color="#000000" fo:language="en" fo:country="JM"/>
    </style:style>
    <style:style style:name="P84" style:parent-style-name="Titre3" style:family="paragraph">
      <style:text-properties fo:language="en" fo:country="JM"/>
    </style:style>
    <style:style style:name="P85" style:parent-style-name="Textbody" style:family="paragraph">
      <style:text-properties fo:language="en" fo:country="JM"/>
    </style:style>
    <style:style style:name="P86" style:parent-style-name="Textbody" style:family="paragraph">
      <style:paragraph-properties fo:margin-bottom="0in"/>
      <style:text-properties fo:language="en" fo:country="JM"/>
    </style:style>
    <style:style style:name="P87" style:parent-style-name="Textbody" style:family="paragraph">
      <style:paragraph-properties fo:margin-bottom="0in"/>
    </style:style>
    <style:style style:name="T88" style:parent-style-name="Policepardéfaut" style:family="text">
      <style:text-properties fo:color="#000000" fo:language="en" fo:country="JM"/>
    </style:style>
    <style:style style:name="T89" style:parent-style-name="Policepardéfaut" style:family="text">
      <style:text-properties fo:language="en" fo:country="JM"/>
    </style:style>
    <style:style style:name="P90" style:parent-style-name="Textbody" style:family="paragraph">
      <style:paragraph-properties fo:margin-bottom="0in"/>
      <style:text-properties fo:language="en" fo:country="JM"/>
    </style:style>
    <style:style style:name="P91" style:parent-style-name="Textbody" style:family="paragraph">
      <style:paragraph-properties fo:margin-bottom="0in"/>
    </style:style>
    <style:style style:name="T92" style:parent-style-name="Policepardéfaut" style:family="text">
      <style:text-properties fo:color="#000000" fo:language="en" fo:country="JM"/>
    </style:style>
    <style:style style:name="P93" style:parent-style-name="Textbody" style:family="paragraph">
      <style:paragraph-properties fo:margin-bottom="0in"/>
      <style:text-properties fo:language="en" fo:country="JM"/>
    </style:style>
    <style:style style:name="P94" style:parent-style-name="Textbody" style:family="paragraph">
      <style:text-properties fo:language="en" fo:country="JM"/>
    </style:style>
    <style:style style:name="T95" style:parent-style-name="Policepardéfaut" style:family="text">
      <style:text-properties fo:language="en" fo:country="JM"/>
    </style:style>
    <style:style style:name="P96" style:parent-style-name="Titre2" style:family="paragraph">
      <style:text-properties fo:language="en" fo:country="JM"/>
    </style:style>
    <style:style style:name="T97" style:parent-style-name="Policepardéfaut" style:family="text">
      <style:text-properties fo:language="en" fo:country="JM"/>
    </style:style>
    <style:style style:name="T98" style:parent-style-name="Policepardéfaut" style:family="text">
      <style:text-properties fo:color="#000000" fo:language="en" fo:country="JM"/>
    </style:style>
    <style:style style:name="T99" style:parent-style-name="Policepardéfaut" style:family="text">
      <style:text-properties fo:language="en" fo:country="JM"/>
    </style:style>
    <style:style style:name="T100" style:parent-style-name="Policepardéfaut" style:family="text">
      <style:text-properties fo:color="#000000" fo:language="en" fo:country="JM"/>
    </style:style>
    <style:style style:name="T101" style:parent-style-name="Policepardéfaut" style:family="text">
      <style:text-properties fo:language="en" fo:country="JM"/>
    </style:style>
    <style:style style:name="T102" style:parent-style-name="Policepardéfaut" style:family="text">
      <style:text-properties fo:color="#000000" fo:language="en" fo:country="JM"/>
    </style:style>
    <style:style style:name="T103" style:parent-style-name="Policepardéfaut" style:family="text">
      <style:text-properties fo:language="en" fo:country="JM"/>
    </style:style>
    <style:style style:name="P104" style:parent-style-name="Standard" style:family="paragraph">
      <style:paragraph-properties fo:text-align="end"/>
      <style:text-properties fo:language="en" fo:country="JM"/>
    </style:style>
    <style:style style:name="P105" style:parent-style-name="Standard" style:family="paragraph">
      <style:paragraph-properties fo:text-align="end"/>
      <style:text-properties fo:language="en" fo:country="JM"/>
    </style:style>
    <style:style style:name="T106" style:parent-style-name="Policepardéfaut" style:family="text">
      <style:text-properties style:text-underline-type="single" style:text-underline-style="solid" style:text-underline-width="auto" style:text-underline-mode="continuous" fo:language="en" fo:country="JM"/>
    </style:style>
    <style:style style:name="T107" style:parent-style-name="Policepardéfaut" style:family="text">
      <style:text-properties fo:language="en" fo:country="JM"/>
    </style:style>
    <style:style style:name="P108" style:parent-style-name="Standard" style:family="paragraph">
      <style:text-properties style:text-underline-type="single" style:text-underline-style="solid" style:text-underline-width="auto" style:text-underline-mode="continuous" fo:language="en" fo:country="JM"/>
    </style:style>
    <style:style style:name="P109" style:parent-style-name="Standard" style:family="paragraph">
      <style:text-properties fo:language="en" fo:country="JM"/>
    </style:style>
    <style:style style:name="P110" style:parent-style-name="Standard" style:family="paragraph">
      <style:text-properties fo:language="en" fo:country="JM"/>
    </style:style>
    <style:style style:name="P111" style:parent-style-name="Standard" style:family="paragraph">
      <style:text-properties fo:language="en" fo:country="JM"/>
    </style:style>
    <style:style style:name="P112" style:parent-style-name="Standard" style:family="paragraph">
      <style:text-properties fo:language="en" fo:country="JM"/>
    </style:style>
    <style:style style:name="T113" style:parent-style-name="Policepardéfaut" style:family="text">
      <style:text-properties style:text-underline-type="single" style:text-underline-style="solid" style:text-underline-width="auto" style:text-underline-mode="continuous" fo:language="en" fo:country="JM"/>
    </style:style>
    <style:style style:name="T114" style:parent-style-name="Policepardéfaut" style:family="text">
      <style:text-properties fo:language="en" fo:country="JM"/>
    </style:style>
    <style:style style:name="T115" style:parent-style-name="Policepardéfaut" style:family="text">
      <style:text-properties fo:language="en" fo:country="JM"/>
    </style:style>
    <style:style style:name="T116" style:parent-style-name="Policepardéfaut" style:family="text">
      <style:text-properties fo:language="en" fo:country="JM"/>
    </style:style>
    <style:style style:name="T117" style:parent-style-name="Policepardéfaut" style:family="text">
      <style:text-properties fo:language="en" fo:country="JM"/>
    </style:style>
    <style:style style:name="T118" style:parent-style-name="Policepardéfaut" style:family="text">
      <style:text-properties fo:language="en" fo:country="JM"/>
    </style:style>
    <style:style style:name="T119" style:parent-style-name="Policepardéfaut" style:family="text">
      <style:text-properties fo:language="en" fo:country="JM"/>
    </style:style>
    <style:style style:name="T120" style:parent-style-name="Policepardéfaut" style:family="text">
      <style:text-properties fo:language="en" fo:country="JM"/>
    </style:style>
    <style:style style:name="T121" style:parent-style-name="Policepardéfaut" style:family="text">
      <style:text-properties fo:language="en" fo:country="JM"/>
    </style:style>
    <style:style style:name="T122" style:parent-style-name="Policepardéfaut" style:family="text">
      <style:text-properties fo:language="en" fo:country="JM"/>
    </style:style>
    <style:style style:name="T123" style:parent-style-name="Policepardéfaut" style:family="text">
      <style:text-properties fo:language="en" fo:country="US"/>
    </style:style>
    <style:style style:name="T124" style:parent-style-name="Policepardéfaut" style:family="text">
      <style:text-properties fo:language="en" fo:country="US"/>
    </style:style>
    <style:style style:name="T125" style:parent-style-name="Policepardéfaut" style:family="text">
      <style:text-properties fo:language="en" fo:country="JM"/>
    </style:style>
    <style:style style:name="T126" style:parent-style-name="Policepardéfaut" style:family="text">
      <style:text-properties fo:language="en" fo:country="US"/>
    </style:style>
    <style:style style:name="T127" style:parent-style-name="Policepardéfaut" style:family="text">
      <style:text-properties style:text-position="33.3% 100%" fo:language="en" fo:country="US"/>
    </style:style>
    <style:style style:name="T128" style:parent-style-name="Policepardéfaut" style:family="text">
      <style:text-properties fo:language="en" fo:country="US"/>
    </style:style>
    <style:style style:name="T129" style:parent-style-name="Policepardéfaut" style:family="text">
      <style:text-properties fo:language="en" fo:country="US"/>
    </style:style>
    <style:style style:name="T130" style:parent-style-name="Policepardéfaut" style:family="text">
      <style:text-properties fo:language="en" fo:country="US"/>
    </style:style>
    <style:style style:name="T131" style:parent-style-name="Policepardéfaut" style:family="text">
      <style:text-properties fo:language="en" fo:country="US"/>
    </style:style>
    <style:style style:name="T132" style:parent-style-name="Policepardéfaut" style:family="text">
      <style:text-properties fo:language="en" fo:country="US"/>
    </style:style>
    <style:style style:name="T133" style:parent-style-name="Policepardéfaut" style:family="text">
      <style:text-properties fo:language="en" fo:country="US"/>
    </style:style>
    <style:style style:name="P134" style:parent-style-name="Standard" style:family="paragraph">
      <style:text-properties fo:language="en" fo:country="JM"/>
    </style:style>
    <style:style style:name="P135" style:parent-style-name="Standard" style:family="paragraph">
      <style:text-properties style:text-underline-type="single" style:text-underline-style="solid" style:text-underline-width="auto" style:text-underline-mode="continuous" fo:language="en" fo:country="JM"/>
    </style:style>
    <style:style style:name="P136" style:parent-style-name="Standard" style:family="paragraph">
      <style:text-properties fo:language="en" fo:country="JM"/>
    </style:style>
    <style:style style:name="P137" style:parent-style-name="Standard" style:family="paragraph">
      <style:text-properties fo:language="en" fo:country="JM"/>
    </style:style>
    <style:style style:name="P138" style:parent-style-name="Standard" style:family="paragraph">
      <style:text-properties fo:language="en" fo:country="JM"/>
    </style:style>
    <style:style style:name="P139" style:parent-style-name="Standard" style:family="paragraph">
      <style:text-properties fo:language="en" fo:country="JM"/>
    </style:style>
    <style:style style:name="P140" style:parent-style-name="Standard" style:family="paragraph">
      <style:text-properties fo:language="en" fo:country="JM"/>
    </style:style>
    <style:style style:name="P141" style:parent-style-name="Standard" style:family="paragraph">
      <style:text-properties fo:language="en" fo:country="JM"/>
    </style:style>
    <style:style style:name="T142" style:parent-style-name="Policepardéfaut" style:family="text">
      <style:text-properties fo:language="en" fo:country="JM"/>
    </style:style>
    <style:style style:name="P143" style:parent-style-name="Standard" style:family="paragraph">
      <style:text-properties fo:language="en" fo:country="US"/>
    </style:style>
    <style:style style:name="T144" style:parent-style-name="Policepardéfaut" style:family="text">
      <style:text-properties fo:language="en" fo:country="JM"/>
    </style:style>
    <style:style style:name="P145" style:parent-style-name="Standard" style:family="paragraph">
      <style:text-properties fo:language="en" fo:country="US"/>
    </style:style>
    <style:style style:name="T146" style:parent-style-name="Policepardéfaut" style:family="text">
      <style:text-properties fo:language="en" fo:country="JM"/>
    </style:style>
    <style:style style:name="P147" style:parent-style-name="Standard" style:family="paragraph">
      <style:text-properties fo:language="en" fo:country="JM"/>
    </style:style>
    <style:style style:name="P148" style:parent-style-name="Standard" style:family="paragraph">
      <style:text-properties fo:language="en" fo:country="JM"/>
    </style:style>
    <style:style style:name="P149" style:parent-style-name="Standard" style:family="paragraph">
      <style:text-properties style:text-underline-type="single" style:text-underline-style="solid" style:text-underline-width="auto" style:text-underline-mode="continuo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T157" style:parent-style-name="Policepardéfaut" style:family="text">
      <style:text-properties fo:language="en" fo:country="US"/>
    </style:style>
    <style:style style:name="T158" style:parent-style-name="Policepardéfaut" style:family="text">
      <style:text-properties fo:language="en" fo:country="US"/>
    </style:style>
  </office:automatic-styles>
  <office:body>
    <office:text text:use-soft-page-breaks="true">
      <text:h text:style-name="P1" text:outline-level="1">Accessibility and video games: All ages gaming for people with disabilities</text:h>
      <text:p text:style-name="P2"/>
      <text:p text:style-name="Textbody"><text:span text:style-name="T3">By definition, accessibility means “the degree to which something is reachable.” For people living with disabilities, accessibility doesn’t just mean how reachable something is — often times, the level of accessibility can define their ability to interact with and participate in certain activities or events, including entertainment.</text:span></text:p>
      <text:p text:style-name="Textbody"><text:span text:style-name="T4">According to the CDC (Center for Disease Control),<text:s/></text:span><text:a xlink:href="https://www.cdc.gov/ncbddd/disabilityandhealth/infographic-disability-impacts-all.html" office:target-frame-name="_top" xlink:show="replace"><text:span text:style-name="T5">61 million Americans are living with disabilities</text:span></text:a><text:span text:style-name="T6">, which makes accessibility in entertainment a huge priority for a large group of people. Increases in awareness of accessibility issues in gaming have inspired<text:s/></text:span><text:a xlink:href="https://www.loc.gov/nls/resources/general-resources-on-disabilities/video-gaming-accessibility/" office:target-frame-name="_top" xlink:show="replace"><text:span text:style-name="T7">innovations in video game creation and assistive technology</text:span></text:a><text:span text:style-name="T8">, to allow individuals to customize their game experience to their needs.</text:span></text:p>
      <text:h text:style-name="P9" text:outline-level="2"><text:bookmark-start text:name="article_blog_bm_0"/><text:bookmark-end text:name="article_blog_bm_0"/>Benefits of gaming for people with disabilities</text:h>
      <text:p text:style-name="Textbody"><text:span text:style-name="T10">Video games have evolved significantly since their debut in 1958. This evolution has changed the way people interact with gaming — and the way that gaming interacts with people. Now,<text:s/></text:span><text:a xlink:href="https://www.forbes.com/sites/lakenbrooks/2021/10/13/disabled-gamers-are-using-video-games-for-self-care/" office:target-frame-name="_top" xlink:show="replace"><text:span text:style-name="T11">people with disabilities are discovering the self-care benefits of video games</text:span></text:a><text:span text:style-name="T12">, which can be both mental and physical.</text:span></text:p>
      <text:h text:style-name="P13" text:outline-level="3">Cognitive and developmental benefits</text:h>
      <text:p text:style-name="Textbody"><text:span text:style-name="T14">You may have heard differing opinions on<text:s/></text:span><text:a xlink:href="https://www.ncbi.nlm.nih.gov/pmc/articles/PMC6514119/" office:target-frame-name="_top" xlink:show="replace"><text:span text:style-name="T15">the mental benefits, or detriments, that video games cause</text:span></text:a><text:span text:style-name="T16">. According to Dr. Romeo Vitelli (Psychology Today), media often casts video games in a negative light, however, “Video games have changed in recent years to become more complex, realistic, and social in nature.” Vitelli says researchers are shifting away from the narrative that video games inspire violent or problematic behaviour, and are studying the real, long-lasting cognitive benefits of gaming.</text:span></text:p>
      <text:p text:style-name="P17">According to Dr. Vitelli, these benefits may include:</text:p>
      <text:list text:style-name="LFO1" text:continue-numbering="true">
        <text:list-item>
          <text:p text:style-name="P18">Improved problem-solving</text:p>
        </text:list-item>
        <text:list-item>
          <text:p text:style-name="P19">Enhanced spatial awareness</text:p>
        </text:list-item>
        <text:list-item>
          <text:p text:style-name="P20">Greater neural processing and efficiency</text:p>
        </text:list-item>
        <text:list-item>
          <text:p text:style-name="P21">Enhanced attention functioning</text:p>
        </text:list-item>
        <text:list-item>
          <text:p text:style-name="P22">Improved creativity</text:p>
        </text:list-item>
        <text:list-item>
          <text:p text:style-name="P23">Increased flow, relaxation, and social connectivity</text:p>
        </text:list-item>
      </text:list>
      <text:p text:style-name="Textbody"><text:span text:style-name="T24">These benefits can be useful in a wide variety of situations, such as managing dyslexia and even<text:s/></text:span><text:a xlink:href="https://news.berkeley.edu/2011/08/31/video-games-help-adult-amblyopia/#:~:text=The%20study%20found%20that%20participants,help%20treat%20adults%20with%20amblyopia." office:target-frame-name="_top" xlink:show="replace"><text:span text:style-name="T25">treating amblyopia or "lazy eye"</text:span></text:a><text:span text:style-name="T26">. </text:span></text:p>
      <text:h text:style-name="P27" text:outline-level="3">Therapeutic benefits</text:h>
      <text:p text:style-name="Textbody"><text:span text:style-name="T28">Researchers from Electronic Entertainment Design and Research and the University of California San Diego point out that gaming can also have several therapeutic benefits for those with different needs and in different situations. These benefits may include:</text:span></text:p>
      <text:list text:style-name="LFO2" text:continue-numbering="true">
        <text:list-item>
          <text:p text:style-name="P29">Distraction from pain</text:p>
        </text:list-item>
        <text:list-item>
          <text:p text:style-name="P30">Relief from boredom due to immobility</text:p>
        </text:list-item>
        <text:list-item>
          <text:p text:style-name="P31">Reduction of anxiety and hyperactivity</text:p>
        </text:list-item>
        <text:list-item>
          <text:p text:style-name="P32">Improvement of mood and reduction of sadness</text:p>
        </text:list-item>
      </text:list>
      <text:p text:style-name="Textbody"><text:span text:style-name="T33">Many of these benefits are similar to those that come from hobbies like sports. Some individuals with disabilities may not be able to participate in various types of sports, so eSports are an option that may help them to feel included, and reap the<text:s/></text:span><text:a xlink:href="https://www.apa.org/monitor/2014/02/video-game" office:target-frame-name="_top" xlink:show="replace"><text:span text:style-name="T34">social, mental and physical benefits of gaming</text:span></text:a><text:span text:style-name="T35">.</text:span></text:p>
      <text:h text:style-name="P36" text:outline-level="3">Educational benefits</text:h>
      <text:p text:style-name="Textbody"><text:span text:style-name="T37">With rising trends in<text:s/></text:span><text:a xlink:href="https://www.verizon.com/articles/online-learning-resources/" office:target-frame-name="_top" xlink:show="replace"><text:span text:style-name="T38">remote and online learning</text:span></text:a><text:span text:style-name="T39">, video games have not just been used as therapeutic tools, but as educational tools. According to EdSource, games in the classroom have helped students of all ages connect to their lessons in tangible ways. Games have been designed to teach all kinds of lessons, for all levels of education, including but not limited to:</text:span></text:p>
      <text:list text:style-name="LFO3" text:continue-numbering="true">
        <text:list-item>
          <text:p text:style-name="P40">Math</text:p>
        </text:list-item>
        <text:list-item>
          <text:p text:style-name="P41">Programming</text:p>
        </text:list-item>
        <text:list-item>
          <text:p text:style-name="P42">Reading and comprehension</text:p>
        </text:list-item>
        <text:list-item>
          <text:p text:style-name="P43">Spelling</text:p>
        </text:list-item>
        <text:list-item>
          <text:p text:style-name="P44">History</text:p>
        </text:list-item>
        <text:list-item>
          <text:p text:style-name="P45">Geography</text:p>
        </text:list-item>
        <text:list-item>
          <text:p text:style-name="P46">Physics</text:p>
        </text:list-item>
      </text:list>
      <text:p text:style-name="Textbody"><text:span text:style-name="T47">Sandbox games, or video games with open worlds such as Minecraft, are also being adapted as educational tools. Because video games are adaptable, they can be tailored to students with different needs or abilities.</text:span></text:p>
      <text:h text:style-name="P48" text:outline-level="3">Social benefits</text:h>
      <text:p text:style-name="P49">Developing good social skills is an important part of both personal and professional development. “Social and prosocial activities are an intrinsic part of the gaming experience with gamers rapidly learning social skills that could generalize to social relationships in the real world,” says Dr. Vitelli. </text:p>
      <text:p text:style-name="P50">He cites a study by Isabela Granic, PhD, of Radboud University Nijmegen in The Netherlands. Granic’s research found that over 70% of gamers play with friends. Granic also found that playing simple games such as Angry Birds can improve players’ moods. Gaming, especially online gaming and streaming, may help provide a sense of community and give people with different needs an opportunity to socialize, and even earn supplemental income. </text:p>
      <text:p text:style-name="Textbody"><text:span text:style-name="T51">Due to verbal, processing, or social impairments, face-to-face socialization can be difficult or daunting for some people with disabilities. This is where games with chat rooms and chat applications designed to work in-game, like Discord, can create opportunities for socialization for people with impairments. Socializing through online gaming is also an accessible option for people who may spend a significant amount of time in the hospital or on bed rest due to their disability. This can decrease feelings of loneliness and improve their mood, which can even assist healing and recovery.</text:span></text:p>
      <text:h text:style-name="P52" text:outline-level="3">Video games as sensory play </text:h>
      <text:p text:style-name="Textbody"><text:span text:style-name="T53">Sensory play is any activity that stimulates any of the five senses. Research shows that sensory play builds neural pathways, which can<text:s/></text:span><text:a xlink:href="https://www.reuters.com/article/us-health-videogames-sensory-dysfunction/prescribing-video-games-for-kids-with-sensory-and-attention-problems-idUSKBN1802R4" office:target-frame-name="_top" xlink:show="replace"><text:span text:style-name="T54">enhance complex learning ability and attention span</text:span></text:a><text:span text:style-name="T55">. Sensory play is important for young children, children with disabilities, and even seniors to hone their<text:s/></text:span><text:soft-page-break/><text:span text:style-name="T56">cognitive skills. There have been video games designed to stimulate the senses, which can be a beneficial aspect of sensory play. Some sensory video games include:</text:span></text:p>
      <text:list text:style-name="LFO4" text:continue-numbering="true">
        <text:list-item>
          <text:p text:style-name="P57">Disney’s Fantasia: Music Evolved</text:p>
        </text:list-item>
        <text:list-item>
          <text:p text:style-name="P58">Fruit Ninja Kinect</text:p>
        </text:list-item>
        <text:list-item>
          <text:p text:style-name="P59">Just Dance</text:p>
        </text:list-item>
        <text:list-item>
          <text:p text:style-name="P60">Sesame Street: Ready, Set, Grover!</text:p>
        </text:list-item>
        <text:list-item>
          <text:p text:style-name="P61">Candy Crush</text:p>
        </text:list-item>
      </text:list>
      <text:p text:style-name="Textbody"><text:span text:style-name="T62">Many of these games are available on mobile devices and consoles, so they are accessible where you need them. Some sensory games, like Just Dance, are even multiplayer, which allows the whole family to join in for quality playtime.</text:span></text:p>
      <text:h text:style-name="P63" text:outline-level="2"><text:bookmark-start text:name="article_blog_bm_1"/><text:bookmark-end text:name="article_blog_bm_1"/>Adaptive and assistive technology for gamers</text:h>
      <text:p text:style-name="P64">Accessibility in gaming goes beyond game design and into gaming accessories. Hardware, software and other assistive technology can make gaming more accessible for people with disabilities. Assistive technology not only improves the accessibility of gaming, but it gives people with disabilities the freedom to customize their gaming experience without having to wait for the developers. This can open up a wider variety of games for people with impairments.</text:p>
      <text:h text:style-name="P65" text:outline-level="3">Adaptive controllers and wearables</text:h>
      <text:h text:style-name="Titre3" text:outline-level="3"><text:span text:style-name="T66">Adaptive controllers and wearables, such as headsets, can help gamers with disabilities control and communicate better while gaming. You can get a variety of controllers that suit your specific needs — for example,<text:s/></text:span><text:a xlink:href="https://www.logitechg.com/en-us/products/gamepads/adaptive-gaming-kit-accessories.943-000318.html" office:target-frame-name="_top" xlink:show="replace"><text:span text:style-name="T67">Logitech offers the Logitech G® Adaptive Gaming Kit</text:span></text:a><text:span text:style-name="T68">, featuring plug-and-play control buttons and game boards in various sizes that can suit different needs.</text:span></text:h>
      <text:p text:style-name="Textbody"><text:span text:style-name="T69">Gaming wearables, such as headsets and VR rigs, are an evolving and exciting part of modern gaming. Accessibility in gaming wearables can be as simple as<text:s/></text:span><text:a xlink:href="https://www.verizon.com/products/razer-nari-ultimate-wireless-gaming-headset-with-hypersense-technology/" office:target-frame-name="_top" xlink:show="replace"><text:span text:style-name="T70">wireless headsets</text:span></text:a><text:span text:style-name="T71">, which can allow people who use wheelchairs or mobility aids freedom of movement, without losing audio connection to their consoles. Conversely, it can be as advanced as adaptive gear such as the<text:s/></text:span><text:a xlink:href="https://www.compusult.at/jouse" office:target-frame-name="_top" xlink:show="replace"><text:span text:style-name="T72">Jouse+</text:span></text:a><text:span text:style-name="T73">, which is a mounted controller set operated entirely by the head to cater to gamers with limited or no movement. </text:span></text:p>
      <text:h text:style-name="P74" text:outline-level="3">Studio and developer player accessibility guidelines</text:h>
      <text:p text:style-name="P75">Developers and video game studios may also offer some accessibility guidelines to provide tips for individuals with disabilities looking to adapt their system or game. These guidelines may include how to turn on accessibility features, such as text-to-speech, or how to report an accessibility problem. Some of the studios that currently have accessibility guides posted include the following:</text:p>
      <text:list text:style-name="LFO5" text:continue-numbering="true">
        <text:list-item>
          <text:p text:style-name="P76"><text:a xlink:href="https://www.ea.com/able" office:target-frame-name="_top" xlink:show="replace"><text:span text:style-name="T77">EA</text:span></text:a></text:p>
        </text:list-item>
        <text:list-item>
          <text:p text:style-name="P78"><text:a xlink:href="https://manuals.playstation.net/document/gb/ps4/settings/accessibility.html" office:target-frame-name="_top" xlink:show="replace"><text:span text:style-name="T79">Playstation</text:span></text:a></text:p>
        </text:list-item>
        <text:list-item>
          <text:p text:style-name="P80"><text:a xlink:href="https://docs.microsoft.com/en-us/gaming/accessibility/guidelines" office:target-frame-name="_top" xlink:show="replace"><text:span text:style-name="T81">Xbox</text:span></text:a></text:p>
        </text:list-item>
        <text:list-item>
          <text:p text:style-name="P82"><text:a xlink:href="https://us.battle.net/support/en/article/244753" office:target-frame-name="_top" xlink:show="replace"><text:span text:style-name="T83">Blizzard</text:span></text:a></text:p>
        </text:list-item>
      </text:list>
      <text:h text:style-name="P84" text:outline-level="3">Software</text:h>
      <text:p text:style-name="P85">There is a variety of adaptive technology that has been or can be installed on an array of gaming devices and consoles, often at little or no cost. These software updates can include, but aren’t limited to the following:</text:p>
      <text:soft-page-break/>
      <text:list text:style-name="LFO6" text:continue-numbering="true">
        <text:list-item>
          <text:p text:style-name="P86">Talk-to-text</text:p>
        </text:list-item>
        <text:list-item>
          <text:p text:style-name="P87"><text:a xlink:href="https://www.verizon.com/about/accessibility/visual-assistance" office:target-frame-name="_top" xlink:show="replace"><text:span text:style-name="T88">Visual assistance</text:span></text:a><text:span text:style-name="T89">;</text:span></text:p>
        </text:list-item>
        <text:list-item>
          <text:p text:style-name="P90">Larger subtitles</text:p>
        </text:list-item>
        <text:list-item>
          <text:p text:style-name="P91"><text:a xlink:href="https://www.verizon.com/info/technology/assistive-listening-devices/" office:target-frame-name="_top" xlink:show="replace"><text:span text:style-name="T92">Technology for the deaf and hard of hearing</text:span></text:a></text:p>
        </text:list-item>
        <text:list-item>
          <text:p text:style-name="P93">Colour-blind friendly menu options</text:p>
        </text:list-item>
        <text:list-item>
          <text:p text:style-name="P94">Scalable haptic feedback</text:p>
        </text:list-item>
      </text:list>
      <text:p text:style-name="Textbody"><text:span text:style-name="T95">You can find how to turn on these options in the options menu of your game, or the accessibility guidelines mentioned above. An accessibility resource centre may also be able to help connect you with these software solutions, as well as help you troubleshoot any issues or answer questions you may have.</text:span></text:p>
      <text:h text:style-name="P96" text:outline-level="2"><text:bookmark-start text:name="article_blog_bm_2"/><text:bookmark-end text:name="article_blog_bm_2"/>The future of accessible gaming</text:h>
      <text:p text:style-name="Textbody"><text:span text:style-name="T97">Accessibility is becoming a bigger focus in the gaming industry, with big games such as Naughty Dog’s<text:s/></text:span><text:a xlink:href="https://www.playstation.com/en-us/games/the-last-of-us-part-ii/accessibility/" office:target-frame-name="_top" xlink:show="replace"><text:span text:style-name="T98">The Last of Us Part II, offering over 60 accessibility options</text:span></text:a><text:span text:style-name="T99"><text:s/>pre-built into the game’s options. For a long time, gamers were having to make accessibility modifications for their games. However, with updates to the 21st Century Communications and Video Accessibility Act (CVAA), the landscape of accessibility compliance in-game production is beginning to change that for the better. Accessibility in games is even surpassing studios, with the<text:s/></text:span><text:a xlink:href="https://igda.org/" office:target-frame-name="_top" xlink:show="replace"><text:span text:style-name="T100">International Game Developers Association</text:span></text:a><text:span text:style-name="T101"><text:s/>focusing on<text:s/></text:span><text:a xlink:href="https://igda-gasig.org/what-and-why/about-cvaa/" office:target-frame-name="_top" xlink:show="replace"><text:span text:style-name="T102">U.S. Legislation centred on accessibility</text:span></text:a><text:span text:style-name="T103"><text:s/>in all advanced communication software, such as gaming consoles.</text:span></text:p>
      <text:p text:style-name="P104">Verizon.com</text:p>
      <text:p text:style-name="P105"/>
      <text:p text:style-name="Standard"><text:span text:style-name="T106">Task 1: summarize the article and present it in French</text:span><text:span text:style-name="T107"><text:s/>for your boss who does not understand<text:s/></text:span></text:p>
      <text:p text:style-name="Standard">Ce texte explique les découvertes et avancement dans des nouvelles technologies permettant d’aider les gens avec des problèmes physique et mentaux, et énonce des qualités qu’ont les jeux vidéos sur ces personnes. Il parle aussi du moyen qu’ont les jeux vidéos pour aider ses gens la comme le talk-to-text, des aides pour les daltoniens.</text:p>
      <text:p text:style-name="Standard"/>
      <text:p text:style-name="P108">Task 2: Find the synonyms in the article</text:p>
      <text:p text:style-name="P109">1- attainable:<text:s/>reachable<text:tab/><text:s/>2- advancement:<text:s/>evolution<text:tab/>3- beginning:<text:s/>debut</text:p>
      <text:p text:style-name="P110">4- tarnish:<text:s/>cast in a negative light<text:s/>5- turn, alter:<text:s/>shift<text:s/>6- intensify:<text:s/>enhance</text:p>
      <text:p text:style-name="P111">7- boost:<text:s/>improve <text:s/>8- indicate:<text:s/>point at<text:s/>9- gain:<text:s/>reap<text:s/>10- adapted:<text:s/>tailored</text:p>
      <text:p text:style-name="P112"/>
      <text:p text:style-name="Standard"><text:span text:style-name="T113">Task 3: Find the English words hidden behind the phonetics</text:span></text:p>
      <text:p text:style-name="Standard"><text:span text:style-name="T114">1- [ˈriːtʃəbl]:<text:s/></text:span><text:span text:style-name="T115"><text:tab/></text:span><text:span text:style-name="T116">reachable</text:span><text:span text:style-name="T117"><text:tab/></text:span><text:span text:style-name="T118"><text:tab/>2- [fjuːtʃə]:<text:s/></text:span><text:span text:style-name="T119"><text:tab/></text:span><text:span text:style-name="T120">futur</text:span><text:span text:style-name="T121"><text:tab/></text:span><text:span text:style-name="T122"><text:tab/>3- <text:s/>[</text:span><text:span text:style-name="T123">ɪˈvɛnt]:</text:span><text:span text:style-name="T124"><text:s/>event</text:span></text:p>
      <text:p text:style-name="Standard"><text:span text:style-name="T125">4- [</text:span><text:span text:style-name="T126">ɪmˈpɛə</text:span><text:span text:style-name="T127">r</text:span><text:span text:style-name="T128">mənt] :</text:span><text:span text:style-name="T129"><text:s/>impairment<text:s/></text:span><text:span text:style-name="T130"><text:tab/>5- [kəm’plaiəns] :<text:s/></text:span><text:span text:style-name="T131">compliance<text:s/></text:span><text:span text:style-name="T132">6- [‘skeiləbl]:</text:span><text:span text:style-name="T133"><text:s/>scalable</text:span></text:p>
      <text:p text:style-name="P134"><text:tab/><text:tab/><text:tab/><text:tab/><text:tab/><text:tab/><text:tab/><text:tab/><text:tab/><text:tab/><text:tab/></text:p>
      <text:p text:style-name="P135">Task 4: here are some definitions, find the appropriate word in the document</text:p>
      <text:p text:style-name="P136">1- A physical or mental condition that limits a person's movements, senses, or activities:</text:p>
      <text:p text:style-name="P137">Disability<text:s/></text:p>
      <text:p text:style-name="P138">2- The inability to distinguish certain colours, or (rarely in humans) any colours at all :</text:p>
      <text:p text:style-name="P139">Colour-blind<text:s/></text:p>
      <text:p text:style-name="P140">3- The skills we use to communicate and interact with each other, both verbally and non-verbally, through gestures, body language, and our personal appearance:</text:p>
      <text:p text:style-name="P141">Social<text:s/>skills</text:p>
      <text:p text:style-name="Standard"><text:span text:style-name="T142">4- A general rule, principle, or piece of advice :</text:span></text:p>
      <text:p text:style-name="P143"/>
      <text:p text:style-name="Standard"><text:span text:style-name="T144">5- Relating to sensation or the physical senses; transmitted or perceived by the senses:</text:span></text:p>
      <text:soft-page-break/>
      <text:p text:style-name="P145">Sensory<text:s/></text:p>
      <text:p text:style-name="Standard"><text:span text:style-name="T146">6- technology using touch interaction:</text:span></text:p>
      <text:p text:style-name="P147">Haptic feedback</text:p>
      <text:p text:style-name="P148"/>
      <text:p text:style-name="P149">Task 5 translate into English</text:p>
      <text:p text:style-name="Standard">1-<text:s/>Les développeurs et les studios de jeux vidéos pourraient également offrir un mode d’emploi d’accessibilité afin de fournir des solutions aux individus ayant des handicaps cherchant à adapter leur système ou leur jeu:</text:p>
      <text:p text:style-name="P150">Developers and video games’ studio may also offer a accessibility guide to give solutions to individual with disabilities searching to adapt their system or their game.</text:p>
      <text:p text:style-name="P151"/>
      <text:p text:style-name="P152"/>
      <text:p text:style-name="Standard">2-<text:s/>Il existe une variété de technologies adaptatives à petit prix ou gratuites qui peut être installée sur un éventail de systèmes de jeux et de consoles:</text:p>
      <text:p text:style-name="Standard"/>
      <text:p text:style-name="P153">There<text:s/>is<text:s/>a variety of adaptive technologies that can be installed on a<text:s/>array<text:s/>of systems of games and consoles<text:s/>at a low or no cost.</text:p>
      <text:p text:style-name="P154"/>
      <text:p text:style-name="P155"/>
      <text:p text:style-name="P156"/>
      <text:p text:style-name="Standard">3-Non seulement la technologie d’aide améliore l’accessibilité aux jeux vidéos mais elle donne aussi aux gens avec des handicaps la liberté de modifier leur jeu selon leurs besoins sans attendre que les développeurs le fasse. Cela ouvre une plus grande diversité de jeu aux gens souffrant de troubles:</text:p>
      <text:p text:style-name="Standard"><text:span text:style-name="T157">Not only technology can improve t</text:span><text:span text:style-name="T158">he accessibility of video games but it also gives to people with disabilities the freedom to modify their games for their needs without waiting for developers to do it. That opens for a greater diversity of games with people suffering from trou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s Vial</dc:creator>
    <meta:creation-date>2024-01-15T10:22:00Z</meta:creation-date>
    <dc:date>2024-02-20T14:59:00Z</dc:date>
    <meta:template xlink:href="Normal.dotm" xlink:type="simple"/>
    <meta:editing-cycles>55</meta:editing-cycles>
    <meta:editing-duration>PT15720S</meta:editing-duration>
    <meta:document-statistic meta:page-count="5" meta:paragraph-count="27" meta:word-count="2111" meta:character-count="13697" meta:row-count="96" meta:non-whitespace-character-count="11613"/>
  </office:meta>
</office:document-meta>
</file>